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0C0000000C2EB581EDB2016587.png" manifest:media-type="image/png"/>
  <manifest:file-entry manifest:full-path="Pictures/1000020100000462000001BEFAF2051E4560242A.png" manifest:media-type="image/png"/>
  <manifest:file-entry manifest:full-path="Pictures/10002BBE0000B9040000497A298ACA4358DD9527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2" svg:font-family="Mangal"/>
    <style:font-face style:name="Courier New2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1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onospac821 BT" svg:font-family="'Monospac821 BT'" style:font-adornments="Fett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3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P2" style:family="paragraph" style:parent-style-name="Standard">
      <style:paragraph-properties>
        <style:tab-stops>
          <style:tab-stop style:position="15.998cm" style:type="right"/>
        </style:tab-stops>
      </style:paragraph-properties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6" style:family="paragraph" style:parent-style-name="Text_20_body" style:list-style-name="L1">
      <style:text-properties officeooo:rsid="000ca99e" officeooo:paragraph-rsid="000ca99e"/>
    </style:style>
    <style:style style:name="P7" style:family="paragraph" style:parent-style-name="Text_20_body" style:list-style-name="L1">
      <style:text-properties officeooo:rsid="000d7744" officeooo:paragraph-rsid="000d7744"/>
    </style:style>
    <style:style style:name="P8" style:family="paragraph" style:parent-style-name="Text_20_body">
      <style:text-properties officeooo:rsid="000d7744" officeooo:paragraph-rsid="000d7744"/>
    </style:style>
    <style:style style:name="P9" style:family="paragraph" style:parent-style-name="Text_20_body">
      <style:text-properties officeooo:rsid="000f047b" officeooo:paragraph-rsid="000f047b"/>
    </style:style>
    <style:style style:name="T1" style:family="text">
      <style:text-properties style:font-name="Calibri1" fo:font-size="8pt" officeooo:rsid="00d8bd75" style:font-size-asian="8pt" style:font-size-complex="8pt"/>
    </style:style>
    <style:style style:name="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de.js</text:h>
      <text:p text:style-name="Text_20_body"/>
      <text:h text:style-name="Heading_20_2" text:outline-level="2">Package.json</text:h>
      <text:list xml:id="list200701807" text:style-name="L1">
        <text:list-item>
          <text:p text:style-name="P6">Scripts run with <text:span text:style-name="Html_20_Code">npm run &lt;scriptname&gt;</text:span></text:p>
        </text:list-item>
        <text:list-item>
          <text:p text:style-name="P7">Install with <text:span text:style-name="Inline_20_Code">npm i [--save-dev] &lt;name&gt;</text:span></text:p>
        </text:list-item>
      </text:list>
      <text:p text:style-name="P8"/>
      <text:p text:style-name="P8"/>
      <text:p text:style-name="P8"/>
      <text:h text:style-name="Heading_20_1" text:outline-level="1">Development</text:h>
      <text:p text:style-name="P9">Config see <text:a xlink:type="simple" xlink:href="https://github.com/thoughtspeed7/node-smarter-config" text:style-name="Internet_20_link" text:visited-style-name="Visited_20_Internet_20_Link">https://github.com/thoughtspeed7/node-smarter-config</text:a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2" svg:font-family="Mangal"/>
    <style:font-face style:name="Courier New2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1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onospac821 BT" svg:font-family="'Monospac821 BT'" style:font-adornments="Fett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3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0C0000000C2EB581EDB2016587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90deg" draw:border="0%"/>
    <draw:opacity draw:name="Transparency_20_3" draw:display-name="Transparency 3" draw:style="linear" draw:start="10%" draw:end="0%" draw:angle="90deg" draw:border="0%"/>
    <draw:opacity draw:name="Transparency_20_4" draw:display-name="Transparency 4" draw:style="linear" draw:start="100%" draw:end="2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style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loext:opacity="100%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style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style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style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style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style:contextual-spacing="false" fo:text-indent="0cm" style:auto-text-indent="false" style:page-number="auto" fo:background-color="#dc2300">
        <style:tab-stops/>
      </style:paragraph-properties>
      <style:text-properties fo:color="#ffffff" loext:opacity="100%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-Blau" style:family="paragraph" style:parent-style-name="Code" style:auto-update="true">
      <loext:graphic-properties draw:fill="none" draw:fill-color="#729fcf"/>
      <style:paragraph-properties fo:margin-left="1cm" fo:margin-right="1cm" fo:margin-top="0cm" fo:margin-bottom="0cm" style:contextual-spacing="false" fo:hyphenation-ladder-count="no-limit" fo:text-indent="0cm" style:auto-text-indent="false" fo:background-color="transparent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iberation Mono" fo:font-family="'Liberation Mono'" style:font-style-name="Standard" style:font-family-generic="modern" style:font-pitch="fixed" fo:font-size="10.5pt" fo:language="de" fo:country="AT" style:font-size-complex="11pt" style:font-weight-complex="bold" fo:hyphenate="true" fo:hyphenation-remain-char-count="2" fo:hyphenation-push-char-count="2" loext:hyphenation-no-caps="false"/>
    </style:style>
    <style:style style:name="Code-Grün" style:family="paragraph" style:parent-style-name="Code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Liberation Mono" fo:font-family="'Liberation Mono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tml_20_Code" style:display-name="Html Code" style:family="paragraph" style:parent-style-name="Code" style:auto-update="true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loext:opacity="100%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style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InlineCode" style:family="paragraph" style:parent-style-name="Standard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loext:opacity="100%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none" draw:fill-color="#729fcf" draw:opacity-name="Transparency_20_4"/>
      <style:paragraph-properties fo:text-align="center" style:justify-single-word="false" style:page-number="auto" fo:background-color="transparent" fo:padding="0.049cm" fo:border="none" style:shadow="none"/>
      <style:text-properties fo:color="#0066ff" loext:opacity="100%" style:text-outline="true" style:font-name="Lucida Sans Unicode" fo:font-family="'Lucida Sans Unicode'" style:font-style-name="Fett Kursiv" style:font-family-generic="swiss" style:font-pitch="variable" fo:font-size="20pt" fo:font-style="normal" fo:text-shadow="none" fo:font-weight="bold" style:font-size-asian="10.5pt" style:font-relief="none"/>
    </style:style>
    <style:style style:name="Code" style:family="paragraph" style:parent-style-name="Standard">
      <style:text-properties style:font-name="Liberation Mono" fo:font-family="'Liberation Mono'" style:font-style-name="Standard" style:font-family-generic="modern" style:font-pitch="fixed" fo:font-size="10.5pt"/>
    </style:style>
    <style:style style:name="Code-Highlighted" style:family="paragraph" style:parent-style-name="Code">
      <style:text-properties style:font-name="Liberation Mono" fo:font-family="'Liberation Mono'" style:font-style-name="Standard" style:font-family-generic="modern" style:font-pitch="fixed"/>
    </style:style>
    <style:style style:name="ReferenzÜberschrift" style:family="paragraph" style:parent-style-name="Standard">
      <style:paragraph-properties fo:margin-top="0cm" fo:margin-bottom="0.109cm" style:contextual-spacing="false"/>
      <style:text-properties style:font-name="Monospac821 BT" fo:font-family="'Monospac821 BT'" style:font-style-name="Fett" style:font-family-generic="modern" style:font-pitch="fixed" fo:font-size="16pt" fo:font-weight="bold"/>
    </style:style>
    <style:style style:name="Querverweis" style:family="paragraph" style:parent-style-name="Standard">
      <style:text-properties fo:color="#333399" loext:opacity="100%" style:font-name="Verdana1" fo:font-family="Verdana" style:font-family-generic="swiss" style:font-pitch="variable" style:text-underline-style="solid" style:text-underline-width="auto" style:text-underline-color="font-color"/>
    </style:style>
    <style:style style:name="Nur_20_Text" style:display-name="Nur Text" style:family="paragraph" style:parent-style-name="Standard">
      <style:text-properties style:font-name="Courier New2" fo:font-family="'Courier New'" style:font-family-generic="modern" fo:font-size="10pt" fo:language="de" fo:country="AT" style:font-size-asian="10pt" style:font-name-complex="Courier New2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onsolentext" style:family="paragraph" style:parent-style-name="Konsole" style:list-style-name="">
      <style:paragraph-properties fo:margin-top="0cm" fo:margin-bottom="0cm" style:contextual-spacing="false" fo:padding="0cm" fo:border="none" style:shadow="none" style:writing-mode="page"/>
      <style:text-properties fo:font-size="8pt" style:font-size-asian="10.5pt"/>
    </style:style>
    <style:style style:name="Konsole" style:family="paragraph" style:parent-style-name="Code" style:master-page-name="">
      <style:paragraph-properties fo:margin-top="0cm" fo:margin-bottom="0cm" style:contextual-spacing="false" fo:keep-together="auto" fo:orphans="2" fo:widows="2" style:page-number="auto" fo:padding="0.349cm" fo:border="0.31pt solid #000000" style:shadow="none" fo:keep-with-next="auto" style:writing-mode="page"/>
      <style:text-properties style:font-name="Liberation Mono" fo:font-family="'Liberation Mono'" style:font-style-name="Standard" style:font-family-generic="modern" style:font-pitch="fixed" fo:font-size="9pt"/>
    </style:style>
    <style:style style:name="Listing" style:family="paragraph" style:parent-style-name="Caption">
      <style:paragraph-properties fo:margin-top="0cm" fo:margin-bottom="0.21cm" style:contextual-spacing="false">
        <style:tab-stops/>
      </style:paragraph-properties>
      <style:text-properties fo:font-size="10.5pt"/>
    </style:style>
    <style:style style:name="ErsteÜberschrift" style:family="paragraph" style:parent-style-name="Heading_20_1" style:default-outline-level="" style:list-style-name=""/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eispiel" style:family="paragraph" style:parent-style-name="Standard">
      <style:paragraph-properties fo:margin-top="0.3cm" fo:margin-bottom="0.3cm" style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style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1" fo:font-family="'Courier New'" style:font-style-name="Standard" style:font-family-generic="modern" style:font-pitch="fixed" fo:font-size="10.5pt" fo:font-style="normal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loext:opacity="100%" fo:font-size="10.5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JSCode" style:family="paragraph" style:parent-style-name="Code">
      <loext:graphic-properties draw:fill="solid" draw:fill-color="#ffffcc" draw:opacity="100%"/>
      <style:paragraph-properties fo:margin-left="0.499cm" fo:margin-right="0.499cm" fo:margin-top="0cm" fo:margin-bottom="0cm" style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Liberation Mono" fo:font-family="'Liberation Mono'" style:font-style-name="Standard" style:font-family-generic="modern" style:font-pitch="fixed" fo:font-size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3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1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Arial2" fo:font-family="Arial" style:font-style-name="Standard" style:font-family-generic="swiss" style:font-pitch="variable" fo:font-size="11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aste" style:family="text">
      <style:text-properties style:font-name="Arial" fo:font-family="Arial" style:font-style-name="Fett" style:font-family-generic="swiss" style:font-pitch="variable" fo:font-weight="bold" fo:background-color="#ff6633"/>
    </style:style>
    <style:style style:name="Index_20_Link" style:display-name="Index Link" style:family="text"/>
    <style:style style:name="Page_20_Number" style:display-name="Page Number" style:family="text"/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3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Inline_20_Code" style:display-name="Inline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ize="11pt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Character_5f_20_5f_style" style:display-name="Character_20_style" style:family="text"/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Html_20_Code" style:display-name="Html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Ergebnis" style:family="text">
      <style:text-properties fo:font-size="12pt" fo:letter-spacing="normal" fo:background-color="#23ff23"/>
    </style:style>
    <style:style style:name="Code_20_Nr_20_Font" style:display-name="Code Nr Font" style:family="text">
      <style:text-properties fo:color="#b2b2b2" loext:opacity="100%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PO" style:family="text">
      <style:text-properties fo:color="#ffffff" loext:opacity="100%" fo:background-color="#00cc00"/>
    </style:style>
    <style:style style:name="CodeFormatted" style:family="text" style:parent-style-name="Code">
      <style:text-properties fo:color="#000000" loext:opacity="100%" fo:font-size="10.5pt" fo:background-color="#ffd320"/>
    </style:style>
    <style:style style:name="Important" style:family="text">
      <style:text-properties fo:color="#ffffff" loext:opacity="100%" style:font-name="Tunga" fo:font-family="Tunga" style:font-style-name="Fett" style:font-family-generic="swiss" style:font-pitch="variable" fo:font-weight="bold" fo:background-color="#ff0000"/>
    </style:style>
    <style:style style:name="Dateilisting" style:family="text"/>
    <style:style style:name="CC" style:family="text">
      <style:text-properties fo:font-size="9pt"/>
    </style:style>
    <style:style style:name="Fachbegriff" style:family="text">
      <style:text-properties style:font-name="Arial1" fo:font-family="Arial" style:font-style-name="Kursiv" style:font-family-generic="swiss" style:font-pitch="variable" fo:font-style="italic"/>
    </style:style>
    <style:style style:name="AutoTextHeading" style:family="text">
      <style:text-properties fo:font-weight="bold"/>
    </style:style>
    <style:style style:name="AutoTextGroupTitle" style:family="text">
      <style:text-properties fo:font-size="14pt" fo:font-weight="bold"/>
    </style:style>
    <style:style style:name="Achtung" style:family="text">
      <style:text-properties fo:font-weight="bold" fo:background-color="#ffd320"/>
    </style:style>
    <style:style style:name="Code_20_inline" style:display-name="Code inline" style:family="text" style:parent-style-name="Code">
      <style:text-properties fo:color="#333333" loext:opacity="100%" style:font-name="Liberation Mono" fo:font-family="'Liberation Mono'" style:font-style-name="Standard" style:font-family-generic="modern" style:font-pitch="fixed" fo:font-size="11pt" fo:background-color="#ffffcc"/>
    </style:style>
    <style:style style:name="TableContent" style:family="text"/>
    <style:style style:name="HTML_20_Code" style:display-name="HTML Code" style:family="text">
      <style:text-properties style:font-name="Courier New2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2" style:font-family-complex="'Courier New'" style:font-family-generic-complex="modern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Liberation Mono" fo:font-family="'Liberation Mono'" style:font-style-name="Standard" style:font-family-generic="modern" style:font-pitch="fixed" fo:font-size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MP2" style:family="paragraph" style:parent-style-name="Standard">
      <style:paragraph-properties>
        <style:tab-stops>
          <style:tab-stop style:position="15.998cm" style:type="right"/>
        </style:tab-stops>
      </style:paragraph-properties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style:font-name="Calibri1" fo:font-size="8pt" officeooo:rsid="00d8bd75" style:font-size-asian="8pt" style:font-size-complex="8pt"/>
    </style:style>
    <style:style style:name="M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as-char" svg:width="5.537cm" svg:height="2.2cm" draw:z-index="0"><draw:image xlink:href="Pictures/10002BBE0000B9040000497A298ACA4358DD9527.svg" xlink:type="simple" xlink:show="embed" xlink:actuate="onLoad" draw:mime-type="image/svg+xml"/><draw:image xlink:href="Pictures/1000020100000462000001BEFAF2051E4560242A.png" xlink:type="simple" xlink:show="embed" xlink:actuate="onLoad" draw:mime-type="image/png"/></draw:frame></text:p>
      </style:header>
      <style:footer>
        <text:p text:style-name="MP2"><text:span text:style-name="MT1">BRG Frauengasse, Baden<text:tab/></text:span><text:span text:style-name="Titelblatt_20_-_20_Titel"><text:span text:style-name="MT2">Mag. Stefan Hagmann</text:span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Hagmann</meta:initial-creator>
    <meta:creation-date>2021-04-11T19:34:56.744000000</meta:creation-date>
    <dc:date>2021-04-11T19:52:33.009000000</dc:date>
    <dc:creator>Stefan Hagmann</dc:creator>
    <meta:editing-duration>PT17M37S</meta:editing-duration>
    <meta:editing-cycles>3</meta:editing-cycles>
    <meta:generator>LibreOffice/7.1.2.2$Windows_X86_64 LibreOffice_project/8a45595d069ef5570103caea1b71cc9d82b2aae4</meta:generator>
    <meta:document-statistic meta:table-count="0" meta:image-count="1" meta:object-count="0" meta:page-count="1" meta:paragraph-count="10" meta:word-count="34" meta:character-count="271" meta:non-whitespace-character-count="247"/>
  </office:meta>
</office:document-meta>
</file>